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0583" officeooo:paragraph-rsid="0018058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#######################################################################################################################################################################################################################################</text:p>
      <text:p text:style-name="P1">#1</text:p>
      <text:p text:style-name="P1"/>
      <text:p text:style-name="P1">Size of the tree : 3169</text:p>
      <text:p text:style-name="P1"/>
      <text:p text:style-name="P1">Time taken to build model: 0.02 seconds</text:p>
      <text:p text:style-name="P1"/>
      <text:p text:style-name="P1">=== Stratified cross-validation ===</text:p>
      <text:p text:style-name="P1">=== Summary ===</text:p>
      <text:p text:style-name="P1"/>
      <text:p text:style-name="P1">Correctly Classified Instances <text:s text:c="7"/>3762 <text:s text:c="14"/>73.4622 %</text:p>
      <text:p text:style-name="P1">Incorrectly Classified Instances <text:s text:c="5"/>1359 <text:s text:c="14"/>26.5378 %</text:p>
      <text:p text:style-name="P1">Kappa statistic <text:s text:c="25"/>0.7051</text:p>
      <text:p text:style-name="P1">Mean absolute error <text:s text:c="21"/>0.0483</text:p>
      <text:p text:style-name="P1">Root mean squared error <text:s text:c="17"/>0.2197</text:p>
      <text:p text:style-name="P1">Relative absolute error <text:s text:c="16"/>29.4849 %</text:p>
      <text:p text:style-name="P1">Root relative squared error <text:s text:c="12"/>76.7927 %</text:p>
      <text:p text:style-name="P1">Total Number of Instances <text:s text:c="12"/>5121 <text:s text:c="4"/></text:p>
      <text:p text:style-name="P1"/>
      <text:p text:style-name="P1">=== Detailed Accuracy By Class ===</text:p>
      <text:p text:style-name="P1"/>
      <text:p text:style-name="P1">TP Rate <text:s text:c="2"/>FP Rate <text:s text:c="2"/>Precision <text:s text:c="2"/>Recall <text:s/>F-Measure <text:s text:c="2"/>ROC Area <text:s/>Class</text:p>
      <text:p text:style-name="P1">0.839 <text:s text:c="4"/>0.017 <text:s text:c="5"/>0.844 <text:s text:c="4"/>0.839 <text:s text:c="4"/>0.842 <text:s text:c="5"/>0.911 <text:s text:c="3"/>0</text:p>
      <text:p text:style-name="P1">0.778 <text:s text:c="4"/>0.027 <text:s text:c="5"/>0.762 <text:s text:c="4"/>0.778 <text:s text:c="4"/>0.77 <text:s text:c="6"/>0.875 <text:s text:c="3"/>1</text:p>
      <text:p text:style-name="P1">0.781 <text:s text:c="4"/>0.029 <text:s text:c="5"/>0.748 <text:s text:c="4"/>0.781 <text:s text:c="4"/>0.764 <text:s text:c="5"/>0.876 <text:s text:c="3"/>2</text:p>
      <text:p text:style-name="P1">0.683 <text:s text:c="4"/>0.037 <text:s text:c="5"/>0.679 <text:s text:c="4"/>0.683 <text:s text:c="4"/>0.681 <text:s text:c="5"/>0.823 <text:s text:c="3"/>3</text:p>
      <text:p text:style-name="P1">0.795 <text:s text:c="4"/>0.022 <text:s text:c="5"/>0.802 <text:s text:c="4"/>0.795 <text:s text:c="4"/>0.798 <text:s text:c="5"/>0.887 <text:s text:c="3"/>4</text:p>
      <text:p text:style-name="P1">0.7 <text:s text:c="6"/>0.034 <text:s text:c="5"/>0.696 <text:s text:c="4"/>0.7 <text:s text:c="6"/>0.698 <text:s text:c="5"/>0.833 <text:s text:c="3"/>5</text:p>
      <text:p text:style-name="P1">0.829 <text:s text:c="4"/>0.02 <text:s text:c="6"/>0.821 <text:s text:c="4"/>0.829 <text:s text:c="4"/>0.825 <text:s text:c="5"/>0.905 <text:s text:c="3"/>6</text:p>
      <text:p text:style-name="P1">0.823 <text:s text:c="4"/>0.018 <text:s text:c="5"/>0.834 <text:s text:c="4"/>0.823 <text:s text:c="4"/>0.828 <text:s text:c="5"/>0.902 <text:s text:c="3"/>7</text:p>
      <text:p text:style-name="P1">0.518 <text:s text:c="4"/>0.046 <text:s text:c="5"/>0.55 <text:s text:c="5"/>0.518 <text:s text:c="4"/>0.534 <text:s text:c="5"/>0.736 <text:s text:c="3"/>8</text:p>
      <text:p text:style-name="P1">0.6 <text:s text:c="6"/>0.044 <text:s text:c="5"/>0.6 <text:s text:c="6"/>0.6 <text:s text:c="6"/>0.6 <text:s text:c="7"/>0.778 <text:s text:c="3"/>9</text:p>
      <text:p text:style-name="P1">0 <text:s text:c="8"/>0 <text:s text:c="9"/>0 <text:s text:c="8"/>0 <text:s text:c="8"/>0 <text:s text:c="9"/>0.5 <text:s text:c="5"/>64</text:p>
      <text:p text:style-name="P1">Weighted Avg. <text:s text:c="3"/>0.735 <text:s text:c="4"/>0.029 <text:s text:c="5"/>0.734 <text:s text:c="4"/>0.735 <text:s text:c="4"/>0.734 <text:s text:c="5"/>0.853</text:p>
      <text:p text:style-name="P1"/>
      <text:p text:style-name="P1">=== Confusion Matrix ===</text:p>
      <text:p text:style-name="P1"/>
      <text:p text:style-name="P1">a <text:s text:c="2"/>b <text:s text:c="2"/>c <text:s text:c="2"/>d <text:s text:c="2"/>e <text:s text:c="2"/>f <text:s text:c="2"/>g <text:s text:c="2"/>h <text:s text:c="2"/>i <text:s text:c="2"/>j <text:s text:c="2"/>k <text:s text:c="2"/>&lt;-- classified as</text:p>
      <text:p text:style-name="P1">428 <text:s text:c="2"/>6 <text:s text:c="2"/>2 <text:s text:c="2"/>7 <text:s text:c="2"/>7 <text:s/>10 <text:s/>18 <text:s text:c="2"/>2 <text:s/>13 <text:s/>17 <text:s text:c="2"/>0 | <text:s text:c="2"/>a = 0</text:p>
      <text:p text:style-name="P1">4 403 <text:s/>22 <text:s text:c="2"/>7 <text:s/>14 <text:s text:c="2"/>7 <text:s/>18 <text:s text:c="2"/>9 <text:s/>25 <text:s text:c="2"/>9 <text:s text:c="2"/>0 | <text:s text:c="2"/>b = 1</text:p>
      <text:p text:style-name="P1">5 <text:s text:c="2"/>9 395 <text:s/>34 <text:s text:c="2"/>6 <text:s text:c="2"/>8 <text:s text:c="2"/>6 <text:s text:c="2"/>2 <text:s/>27 <text:s/>14 <text:s text:c="2"/>0 | <text:s text:c="2"/>c = 2</text:p>
      <text:p text:style-name="P1">3 <text:s text:c="2"/>9 <text:s/>41 359 <text:s text:c="2"/>3 <text:s/>20 <text:s text:c="2"/>2 <text:s text:c="2"/>7 <text:s/>34 <text:s/>48 <text:s text:c="2"/>0 | <text:s text:c="2"/>d = 3</text:p>
      <text:p text:style-name="P1">13 <text:s/>18 <text:s text:c="2"/>1 <text:s text:c="2"/>1 404 <text:s text:c="2"/>9 <text:s/>18 <text:s/>29 <text:s text:c="2"/>5 <text:s text:c="2"/>9 <text:s text:c="2"/>1 | <text:s text:c="2"/>e = 4</text:p>
      <text:p text:style-name="P1">11 <text:s/>10 <text:s/>13 <text:s/>20 <text:s/>11 357 <text:s/>10 <text:s/>10 <text:s/>32 <text:s/>36 <text:s text:c="2"/>0 | <text:s text:c="2"/>f = 5</text:p>
      <text:p text:style-name="P1">12 <text:s text:c="2"/>8 <text:s text:c="2"/>7 <text:s text:c="2"/>4 <text:s/>20 <text:s/>16 428 <text:s text:c="2"/>0 <text:s/>17 <text:s text:c="2"/>4 <text:s text:c="2"/>0 | <text:s text:c="2"/>g = 6</text:p>
      <text:p text:style-name="P1">5 <text:s text:c="2"/>5 <text:s text:c="2"/>4 <text:s/>13 <text:s/>17 <text:s text:c="2"/>8 <text:s text:c="2"/>0 422 <text:s/>12 <text:s/>27 <text:s text:c="2"/>0 | <text:s text:c="2"/>h = 7</text:p>
      <text:p text:style-name="P1">14 <text:s/>48 <text:s/>31 <text:s/>39 <text:s/>10 <text:s/>35 <text:s/>18 <text:s/>10 262 <text:s/>39 <text:s text:c="2"/>0 | <text:s text:c="2"/>i = 8</text:p>
      <text:p text:style-name="P1">12 <text:s/>13 <text:s/>11 <text:s/>45 <text:s/>12 <text:s/>43 <text:s text:c="2"/>3 <text:s/>15 <text:s/>49 304 <text:s text:c="2"/>0 | <text:s text:c="2"/>j = 9</text:p>
      <text:p text:style-name="P1"><text:soft-page-break/>0 <text:s text:c="2"/>0 <text:s text:c="2"/>1 <text:s text:c="2"/>0 <text:s text:c="2"/>0 <text:s text:c="2"/>0 <text:s text:c="2"/>0 <text:s text:c="2"/>0 <text:s text:c="2"/>0 <text:s text:c="2"/>0 <text:s text:c="2"/>0 | <text:s text:c="2"/>k = 64</text:p>
      <text:p text:style-name="P1"/>
      <text:p text:style-name="P1"/>
      <text:p text:style-name="P1">#######################################################################################################################################################################################################################################</text:p>
      <text:p text:style-name="P1">#10</text:p>
      <text:p text:style-name="P1"/>
      <text:p text:style-name="P1">Size of the tree : 895</text:p>
      <text:p text:style-name="P1"/>
      <text:p text:style-name="P1">Time taken to build model: 0.08 seconds</text:p>
      <text:p text:style-name="P1"/>
      <text:p text:style-name="P1">=== Stratified cross-validation ===</text:p>
      <text:p text:style-name="P1">=== Summary ===</text:p>
      <text:p text:style-name="P1"/>
      <text:p text:style-name="P1">Correctly Classified Instances <text:s text:c="7"/>4465 <text:s text:c="14"/>87.19 <text:s text:c="2"/>%</text:p>
      <text:p text:style-name="P1">Incorrectly Classified Instances <text:s text:c="6"/>656 <text:s text:c="14"/>12.81 <text:s text:c="2"/>%</text:p>
      <text:p text:style-name="P1">Kappa statistic <text:s text:c="25"/>0.8577</text:p>
      <text:p text:style-name="P1">Mean absolute error <text:s text:c="21"/>0.0233</text:p>
      <text:p text:style-name="P1">Root mean squared error <text:s text:c="17"/>0.1526</text:p>
      <text:p text:style-name="P1">Relative absolute error <text:s text:c="16"/>14.2326 %</text:p>
      <text:p text:style-name="P1">Root relative squared error <text:s text:c="12"/>53.3534 %</text:p>
      <text:p text:style-name="P1">Total Number of Instances <text:s text:c="12"/>5121 <text:s text:c="4"/></text:p>
      <text:p text:style-name="P1"/>
      <text:p text:style-name="P1">=== Detailed Accuracy By Class ===</text:p>
      <text:p text:style-name="P1"/>
      <text:p text:style-name="P1">TP Rate <text:s text:c="2"/>FP Rate <text:s text:c="2"/>Precision <text:s text:c="2"/>Recall <text:s/>F-Measure <text:s text:c="2"/>ROC Area <text:s/>Class</text:p>
      <text:p text:style-name="P1">0.937 <text:s text:c="4"/>0.005 <text:s text:c="5"/>0.954 <text:s text:c="4"/>0.937 <text:s text:c="4"/>0.946 <text:s text:c="5"/>0.966 <text:s text:c="3"/>0</text:p>
      <text:p text:style-name="P1">0.882 <text:s text:c="4"/>0.015 <text:s text:c="5"/>0.869 <text:s text:c="4"/>0.882 <text:s text:c="4"/>0.875 <text:s text:c="5"/>0.934 <text:s text:c="3"/>1</text:p>
      <text:p text:style-name="P1">0.881 <text:s text:c="4"/>0.012 <text:s text:c="5"/>0.887 <text:s text:c="4"/>0.881 <text:s text:c="4"/>0.884 <text:s text:c="5"/>0.935 <text:s text:c="3"/>2</text:p>
      <text:p text:style-name="P1">0.842 <text:s text:c="4"/>0.017 <text:s text:c="5"/>0.85 <text:s text:c="5"/>0.842 <text:s text:c="4"/>0.846 <text:s text:c="5"/>0.913 <text:s text:c="3"/>3</text:p>
      <text:p text:style-name="P1">0.874 <text:s text:c="4"/>0.015 <text:s text:c="5"/>0.865 <text:s text:c="4"/>0.874 <text:s text:c="4"/>0.87 <text:s text:c="6"/>0.93 <text:s text:c="4"/>4</text:p>
      <text:p text:style-name="P1">0.876 <text:s text:c="4"/>0.015 <text:s text:c="5"/>0.866 <text:s text:c="4"/>0.876 <text:s text:c="4"/>0.871 <text:s text:c="5"/>0.931 <text:s text:c="3"/>5</text:p>
      <text:p text:style-name="P1">0.944 <text:s text:c="4"/>0.007 <text:s text:c="5"/>0.937 <text:s text:c="4"/>0.944 <text:s text:c="4"/>0.94 <text:s text:c="6"/>0.968 <text:s text:c="3"/>6</text:p>
      <text:p text:style-name="P1">0.914 <text:s text:c="4"/>0.01 <text:s text:c="6"/>0.911 <text:s text:c="4"/>0.914 <text:s text:c="4"/>0.912 <text:s text:c="5"/>0.952 <text:s text:c="3"/>7</text:p>
      <text:p text:style-name="P1">0.787 <text:s text:c="4"/>0.022 <text:s text:c="5"/>0.798 <text:s text:c="4"/>0.787 <text:s text:c="4"/>0.792 <text:s text:c="5"/>0.882 <text:s text:c="3"/>8</text:p>
      <text:p text:style-name="P1">0.781 <text:s text:c="4"/>0.024 <text:s text:c="5"/>0.781 <text:s text:c="4"/>0.781 <text:s text:c="4"/>0.781 <text:s text:c="5"/>0.879 <text:s text:c="3"/>9</text:p>
      <text:p text:style-name="P1">0 <text:s text:c="8"/>0 <text:s text:c="9"/>0 <text:s text:c="8"/>0 <text:s text:c="8"/>0 <text:s text:c="9"/>0.5 <text:s text:c="5"/>64</text:p>
      <text:p text:style-name="P1">Weighted Avg. <text:s text:c="3"/>0.872 <text:s text:c="4"/>0.014 <text:s text:c="5"/>0.872 <text:s text:c="4"/>0.872 <text:s text:c="4"/>0.872 <text:s text:c="5"/>0.929</text:p>
      <text:p text:style-name="P1"/>
      <text:p text:style-name="P1">=== Confusion Matrix ===</text:p>
      <text:p text:style-name="P1"/>
      <text:p text:style-name="P1">a <text:s text:c="2"/>b <text:s text:c="2"/>c <text:s text:c="2"/>d <text:s text:c="2"/>e <text:s text:c="2"/>f <text:s text:c="2"/>g <text:s text:c="2"/>h <text:s text:c="2"/>i <text:s text:c="2"/>j <text:s text:c="2"/>k <text:s text:c="2"/>&lt;-- classified as</text:p>
      <text:p text:style-name="P1">478 <text:s text:c="2"/>1 <text:s text:c="2"/>0 <text:s text:c="2"/>3 <text:s text:c="2"/>5 <text:s text:c="2"/>5 <text:s text:c="2"/>5 <text:s text:c="2"/>2 <text:s text:c="2"/>8 <text:s text:c="2"/>3 <text:s text:c="2"/>0 | <text:s text:c="2"/>a = 0</text:p>
      <text:p text:style-name="P1">0 457 <text:s/>10 <text:s text:c="2"/>4 <text:s/>11 <text:s text:c="2"/>5 <text:s text:c="2"/>3 <text:s text:c="2"/>7 <text:s/>12 <text:s text:c="2"/>9 <text:s text:c="2"/>0 | <text:s text:c="2"/>b = 1</text:p>
      <text:p text:style-name="P1">3 <text:s/>14 446 <text:s/>12 <text:s text:c="2"/>3 <text:s text:c="2"/>0 <text:s text:c="2"/>1 <text:s text:c="2"/>3 <text:s/>19 <text:s text:c="2"/>5 <text:s text:c="2"/>0 | <text:s text:c="2"/>c = 2</text:p>
      <text:p text:style-name="P1">1 <text:s text:c="2"/>3 <text:s/>13 443 <text:s text:c="2"/>3 <text:s/>12 <text:s text:c="2"/>1 <text:s text:c="2"/>5 <text:s/>12 <text:s/>33 <text:s text:c="2"/>0 | <text:s text:c="2"/>d = 3</text:p>
      <text:p text:style-name="P1">7 <text:s text:c="2"/>6 <text:s text:c="2"/>2 <text:s text:c="2"/>1 444 <text:s text:c="2"/>5 <text:s text:c="2"/>9 <text:s/>12 <text:s/>11 <text:s/>11 <text:s text:c="2"/>0 | <text:s text:c="2"/>e = 4</text:p>
      <text:p text:style-name="P1">5 <text:s text:c="2"/>5 <text:s text:c="2"/>2 <text:s text:c="2"/>8 <text:s text:c="2"/>6 447 <text:s text:c="2"/>9 <text:s text:c="2"/>2 <text:s text:c="2"/>6 <text:s/>20 <text:s text:c="2"/>0 | <text:s text:c="2"/>f = 5</text:p>
      <text:p text:style-name="P1">2 <text:s text:c="2"/>6 <text:s text:c="2"/>2 <text:s text:c="2"/>0 <text:s text:c="2"/>7 <text:s text:c="2"/>4 487 <text:s text:c="2"/>0 <text:s text:c="2"/>8 <text:s text:c="2"/>0 <text:s text:c="2"/>0 | <text:s text:c="2"/>g = 6</text:p>
      <text:p text:style-name="P1">0 <text:s text:c="2"/>4 <text:s text:c="2"/>3 <text:s text:c="2"/>8 <text:s text:c="2"/>7 <text:s text:c="2"/>4 <text:s text:c="2"/>0 469 <text:s text:c="2"/>7 <text:s/>11 <text:s text:c="2"/>0 | <text:s text:c="2"/>h = 7</text:p>
      <text:p text:style-name="P1">2 <text:s/>17 <text:s/>19 <text:s/>16 <text:s/>12 <text:s/>11 <text:s text:c="2"/>5 <text:s text:c="2"/>7 398 <text:s/>19 <text:s text:c="2"/>0 | <text:s text:c="2"/>i = 8</text:p>
      <text:p text:style-name="P1"><text:soft-page-break/>3 <text:s/>12 <text:s text:c="2"/>6 <text:s/>26 <text:s/>15 <text:s/>23 <text:s text:c="2"/>0 <text:s text:c="2"/>8 <text:s/>18 396 <text:s text:c="2"/>0 | <text:s text:c="2"/>j = 9</text:p>
      <text:p text:style-name="P1">0 <text:s text:c="2"/>1 <text:s text:c="2"/>0 <text:s text:c="2"/>0 <text:s text:c="2"/>0 <text:s text:c="2"/>0 <text:s text:c="2"/>0 <text:s text:c="2"/>0 <text:s text:c="2"/>0 <text:s text:c="2"/>0 <text:s text:c="2"/>0 | <text:s text:c="2"/>k = 64</text:p>
      <text:p text:style-name="P1"/>
      <text:p text:style-name="P1">#######################################################################################################################################################################################################################################</text:p>
      <text:p text:style-name="P1"/>
      <text:p text:style-name="P1">#15 </text:p>
      <text:p text:style-name="P1">Size of the tree : 819</text:p>
      <text:p text:style-name="P1"/>
      <text:p text:style-name="P1">Time taken to build model: 0.08 seconds</text:p>
      <text:p text:style-name="P1"/>
      <text:p text:style-name="P1">=== Stratified cross-validation ===</text:p>
      <text:p text:style-name="P1">=== Summary ===</text:p>
      <text:p text:style-name="P1"/>
      <text:p text:style-name="P1">Correctly Classified Instances <text:s text:c="7"/>4577 <text:s text:c="14"/>89.3771 %</text:p>
      <text:p text:style-name="P1">Incorrectly Classified Instances <text:s text:c="6"/>544 <text:s text:c="14"/>10.6229 %</text:p>
      <text:p text:style-name="P1">Kappa statistic <text:s text:c="25"/>0.882 </text:p>
      <text:p text:style-name="P1">Mean absolute error <text:s text:c="21"/>0.0193</text:p>
      <text:p text:style-name="P1">Root mean squared error <text:s text:c="17"/>0.139 </text:p>
      <text:p text:style-name="P1">Relative absolute error <text:s text:c="16"/>11.8026 %</text:p>
      <text:p text:style-name="P1">Root relative squared error <text:s text:c="12"/>48.5858 %</text:p>
      <text:p text:style-name="P1">Total Number of Instances <text:s text:c="12"/>5121 <text:s text:c="4"/></text:p>
      <text:p text:style-name="P1"/>
      <text:p text:style-name="P1">=== Detailed Accuracy By Class ===</text:p>
      <text:p text:style-name="P1"/>
      <text:p text:style-name="P1">TP Rate <text:s text:c="2"/>FP Rate <text:s text:c="2"/>Precision <text:s text:c="2"/>Recall <text:s/>F-Measure <text:s text:c="2"/>ROC Area <text:s/>Class</text:p>
      <text:p text:style-name="P1">0.963 <text:s text:c="4"/>0.005 <text:s text:c="5"/>0.957 <text:s text:c="4"/>0.963 <text:s text:c="4"/>0.96 <text:s text:c="6"/>0.979 <text:s text:c="3"/>0</text:p>
      <text:p text:style-name="P1">0.892 <text:s text:c="4"/>0.013 <text:s text:c="5"/>0.882 <text:s text:c="4"/>0.892 <text:s text:c="4"/>0.887 <text:s text:c="5"/>0.939 <text:s text:c="3"/>1</text:p>
      <text:p text:style-name="P1">0.899 <text:s text:c="4"/>0.013 <text:s text:c="5"/>0.887 <text:s text:c="4"/>0.899 <text:s text:c="4"/>0.893 <text:s text:c="5"/>0.943 <text:s text:c="3"/>2</text:p>
      <text:p text:style-name="P1">0.878 <text:s text:c="4"/>0.015 <text:s text:c="5"/>0.868 <text:s text:c="4"/>0.878 <text:s text:c="4"/>0.873 <text:s text:c="5"/>0.932 <text:s text:c="3"/>3</text:p>
      <text:p text:style-name="P1">0.904 <text:s text:c="4"/>0.012 <text:s text:c="5"/>0.89 <text:s text:c="5"/>0.904 <text:s text:c="4"/>0.896 <text:s text:c="5"/>0.946 <text:s text:c="3"/>4</text:p>
      <text:p text:style-name="P1">0.878 <text:s text:c="4"/>0.009 <text:s text:c="5"/>0.916 <text:s text:c="4"/>0.878 <text:s text:c="4"/>0.897 <text:s text:c="5"/>0.935 <text:s text:c="3"/>5</text:p>
      <text:p text:style-name="P1">0.957 <text:s text:c="4"/>0.007 <text:s text:c="5"/>0.939 <text:s text:c="4"/>0.957 <text:s text:c="4"/>0.948 <text:s text:c="5"/>0.975 <text:s text:c="3"/>6</text:p>
      <text:p text:style-name="P1">0.901 <text:s text:c="4"/>0.011 <text:s text:c="5"/>0.904 <text:s text:c="4"/>0.901 <text:s text:c="4"/>0.902 <text:s text:c="5"/>0.945 <text:s text:c="3"/>7</text:p>
      <text:p text:style-name="P1">0.816 <text:s text:c="4"/>0.017 <text:s text:c="5"/>0.839 <text:s text:c="4"/>0.816 <text:s text:c="4"/>0.828 <text:s text:c="5"/>0.9 <text:s text:c="5"/>8</text:p>
      <text:p text:style-name="P1">0.85 <text:s text:c="5"/>0.016 <text:s text:c="5"/>0.853 <text:s text:c="4"/>0.85 <text:s text:c="5"/>0.852 <text:s text:c="5"/>0.917 <text:s text:c="3"/>9</text:p>
      <text:p text:style-name="P1">0 <text:s text:c="8"/>0 <text:s text:c="9"/>0 <text:s text:c="8"/>0 <text:s text:c="8"/>0 <text:s text:c="9"/>0.5 <text:s text:c="5"/>64</text:p>
      <text:p text:style-name="P1">Weighted Avg. <text:s text:c="3"/>0.894 <text:s text:c="4"/>0.012 <text:s text:c="5"/>0.893 <text:s text:c="4"/>0.894 <text:s text:c="4"/>0.894 <text:s text:c="5"/>0.941</text:p>
      <text:p text:style-name="P1"/>
      <text:p text:style-name="P1">=== Confusion Matrix ===</text:p>
      <text:p text:style-name="P1"/>
      <text:p text:style-name="P1">a <text:s text:c="2"/>b <text:s text:c="2"/>c <text:s text:c="2"/>d <text:s text:c="2"/>e <text:s text:c="2"/>f <text:s text:c="2"/>g <text:s text:c="2"/>h <text:s text:c="2"/>i <text:s text:c="2"/>j <text:s text:c="2"/>k <text:s text:c="2"/>&lt;-- classified as</text:p>
      <text:p text:style-name="P1">491 <text:s text:c="2"/>2 <text:s text:c="2"/>0 <text:s text:c="2"/>1 <text:s text:c="2"/>4 <text:s text:c="2"/>1 <text:s text:c="2"/>2 <text:s text:c="2"/>1 <text:s text:c="2"/>6 <text:s text:c="2"/>2 <text:s text:c="2"/>0 | <text:s text:c="2"/>a = 0</text:p>
      <text:p text:style-name="P1">0 462 <text:s/>11 <text:s/>14 <text:s text:c="2"/>5 <text:s text:c="2"/>1 <text:s text:c="2"/>5 <text:s text:c="2"/>5 <text:s/>11 <text:s text:c="2"/>4 <text:s text:c="2"/>0 | <text:s text:c="2"/>b = 1</text:p>
      <text:p text:style-name="P1">0 <text:s text:c="2"/>6 455 <text:s text:c="2"/>7 <text:s text:c="2"/>3 <text:s text:c="2"/>1 <text:s text:c="2"/>5 <text:s text:c="2"/>5 <text:s/>18 <text:s text:c="2"/>6 <text:s text:c="2"/>0 | <text:s text:c="2"/>c = 2</text:p>
      <text:p text:style-name="P1">1 <text:s text:c="2"/>6 <text:s/>12 462 <text:s text:c="2"/>2 <text:s/>10 <text:s text:c="2"/>0 <text:s text:c="2"/>4 <text:s text:c="2"/>7 <text:s/>22 <text:s text:c="2"/>0 | <text:s text:c="2"/>d = 3</text:p>
      <text:p text:style-name="P1">4 <text:s text:c="2"/>4 <text:s text:c="2"/>2 <text:s text:c="2"/>0 459 <text:s text:c="2"/>5 <text:s text:c="2"/>6 <text:s text:c="2"/>6 <text:s/>12 <text:s/>10 <text:s text:c="2"/>0 | <text:s text:c="2"/>e = 4</text:p>
      <text:p text:style-name="P1">5 <text:s text:c="2"/>3 <text:s text:c="2"/>3 <text:s text:c="2"/>8 <text:s text:c="2"/>6 448 <text:s/>10 <text:s text:c="2"/>1 <text:s/>10 <text:s/>16 <text:s text:c="2"/>0 | <text:s text:c="2"/>f = 5</text:p>
      <text:p text:style-name="P1">3 <text:s text:c="2"/>5 <text:s text:c="2"/>1 <text:s text:c="2"/>1 <text:s text:c="2"/>5 <text:s text:c="2"/>2 494 <text:s text:c="2"/>1 <text:s text:c="2"/>4 <text:s text:c="2"/>0 <text:s text:c="2"/>0 | <text:s text:c="2"/>g = 6</text:p>
      <text:p text:style-name="P1">1 <text:s text:c="2"/>3 <text:s text:c="2"/>7 <text:s text:c="2"/>9 <text:s/>18 <text:s text:c="2"/>2 <text:s text:c="2"/>1 462 <text:s text:c="2"/>5 <text:s text:c="2"/>5 <text:s text:c="2"/>0 | <text:s text:c="2"/>h = 7</text:p>
      <text:p text:style-name="P1">7 <text:s/>23 <text:s/>17 <text:s/>10 <text:s text:c="2"/>7 <text:s text:c="2"/>6 <text:s text:c="2"/>3 <text:s/>11 413 <text:s text:c="2"/>9 <text:s text:c="2"/>0 | <text:s text:c="2"/>i = 8</text:p>
      <text:p text:style-name="P1"><text:soft-page-break/>1 <text:s text:c="2"/>9 <text:s text:c="2"/>5 <text:s/>20 <text:s text:c="2"/>7 <text:s/>13 <text:s text:c="2"/>0 <text:s/>15 <text:s text:c="2"/>6 431 <text:s text:c="2"/>0 | <text:s text:c="2"/>j = 9</text:p>
      <text:p text:style-name="P1">0 <text:s text:c="2"/>1 <text:s text:c="2"/>0 <text:s text:c="2"/>0 <text:s text:c="2"/>0 <text:s text:c="2"/>0 <text:s text:c="2"/>0 <text:s text:c="2"/>0 <text:s text:c="2"/>0 <text:s text:c="2"/>0 <text:s text:c="2"/>0 | <text:s text:c="2"/>k = 64</text:p>
      <text:p text:style-name="P1"/>
      <text:p text:style-name="P1">#######################################################################################################################################################################################################################################</text:p>
      <text:p text:style-name="P1">#18</text:p>
      <text:p text:style-name="P1"/>
      <text:p text:style-name="P1">Size of the tree : 743</text:p>
      <text:p text:style-name="P1"/>
      <text:p text:style-name="P1">Time taken to build model: 0.11 seconds</text:p>
      <text:p text:style-name="P1"/>
      <text:p text:style-name="P1">=== Stratified cross-validation ===</text:p>
      <text:p text:style-name="P1">=== Summary ===</text:p>
      <text:p text:style-name="P1"/>
      <text:p text:style-name="P1">Correctly Classified Instances <text:s text:c="7"/>4604 <text:s text:c="14"/>89.9043 %</text:p>
      <text:p text:style-name="P1">Incorrectly Classified Instances <text:s text:c="6"/>517 <text:s text:c="14"/>10.0957 %</text:p>
      <text:p text:style-name="P1">Kappa statistic <text:s text:c="25"/>0.8878</text:p>
      <text:p text:style-name="P1">Mean absolute error <text:s text:c="21"/>0.0184</text:p>
      <text:p text:style-name="P1">Root mean squared error <text:s text:c="17"/>0.1355</text:p>
      <text:p text:style-name="P1">Relative absolute error <text:s text:c="16"/>11.2168 %</text:p>
      <text:p text:style-name="P1">Root relative squared error <text:s text:c="12"/>47.3647 %</text:p>
      <text:p text:style-name="P1">Total Number of Instances <text:s text:c="12"/>5121 <text:s text:c="4"/></text:p>
      <text:p text:style-name="P1"/>
      <text:p text:style-name="P1">=== Detailed Accuracy By Class ===</text:p>
      <text:p text:style-name="P1"/>
      <text:p text:style-name="P1">TP Rate <text:s text:c="2"/>FP Rate <text:s text:c="2"/>Precision <text:s text:c="2"/>Recall <text:s/>F-Measure <text:s text:c="2"/>ROC Area <text:s/>Class</text:p>
      <text:p text:style-name="P1">0.971 <text:s text:c="4"/>0.005 <text:s text:c="5"/>0.957 <text:s text:c="4"/>0.971 <text:s text:c="4"/>0.964 <text:s text:c="5"/>0.983 <text:s text:c="3"/>0</text:p>
      <text:p text:style-name="P1">0.888 <text:s text:c="4"/>0.012 <text:s text:c="5"/>0.893 <text:s text:c="4"/>0.888 <text:s text:c="4"/>0.891 <text:s text:c="5"/>0.938 <text:s text:c="3"/>1</text:p>
      <text:p text:style-name="P1">0.887 <text:s text:c="4"/>0.012 <text:s text:c="5"/>0.891 <text:s text:c="4"/>0.887 <text:s text:c="4"/>0.889 <text:s text:c="5"/>0.938 <text:s text:c="3"/>2</text:p>
      <text:p text:style-name="P1">0.873 <text:s text:c="4"/>0.014 <text:s text:c="5"/>0.876 <text:s text:c="4"/>0.873 <text:s text:c="4"/>0.874 <text:s text:c="5"/>0.929 <text:s text:c="3"/>3</text:p>
      <text:p text:style-name="P1">0.913 <text:s text:c="4"/>0.01 <text:s text:c="6"/>0.906 <text:s text:c="4"/>0.913 <text:s text:c="4"/>0.91 <text:s text:c="6"/>0.951 <text:s text:c="3"/>4</text:p>
      <text:p text:style-name="P1">0.91 <text:s text:c="5"/>0.008 <text:s text:c="5"/>0.922 <text:s text:c="4"/>0.91 <text:s text:c="5"/>0.916 <text:s text:c="5"/>0.951 <text:s text:c="3"/>5</text:p>
      <text:p text:style-name="P1">0.946 <text:s text:c="4"/>0.007 <text:s text:c="5"/>0.935 <text:s text:c="4"/>0.946 <text:s text:c="4"/>0.94 <text:s text:c="6"/>0.969 <text:s text:c="3"/>6</text:p>
      <text:p text:style-name="P1">0.92 <text:s text:c="5"/>0.01 <text:s text:c="6"/>0.915 <text:s text:c="4"/>0.92 <text:s text:c="5"/>0.917 <text:s text:c="5"/>0.955 <text:s text:c="3"/>7</text:p>
      <text:p text:style-name="P1">0.844 <text:s text:c="4"/>0.018 <text:s text:c="5"/>0.834 <text:s text:c="4"/>0.844 <text:s text:c="4"/>0.839 <text:s text:c="5"/>0.913 <text:s text:c="3"/>8</text:p>
      <text:p text:style-name="P1">0.84 <text:s text:c="5"/>0.015 <text:s text:c="5"/>0.859 <text:s text:c="4"/>0.84 <text:s text:c="5"/>0.849 <text:s text:c="5"/>0.913 <text:s text:c="3"/>9</text:p>
      <text:p text:style-name="P1">0 <text:s text:c="8"/>0 <text:s text:c="9"/>0 <text:s text:c="8"/>0 <text:s text:c="8"/>0 <text:s text:c="9"/>0.5 <text:s text:c="5"/>64</text:p>
      <text:p text:style-name="P1">Weighted Avg. <text:s text:c="3"/>0.899 <text:s text:c="4"/>0.011 <text:s text:c="5"/>0.899 <text:s text:c="4"/>0.899 <text:s text:c="4"/>0.899 <text:s text:c="5"/>0.944</text:p>
      <text:p text:style-name="P1"/>
      <text:p text:style-name="P1">=== Confusion Matrix ===</text:p>
      <text:p text:style-name="P1"/>
      <text:p text:style-name="P1">a <text:s text:c="2"/>b <text:s text:c="2"/>c <text:s text:c="2"/>d <text:s text:c="2"/>e <text:s text:c="2"/>f <text:s text:c="2"/>g <text:s text:c="2"/>h <text:s text:c="2"/>i <text:s text:c="2"/>j <text:s text:c="2"/>k <text:s text:c="2"/>&lt;-- classified as</text:p>
      <text:p text:style-name="P1">495 <text:s text:c="2"/>0 <text:s text:c="2"/>3 <text:s text:c="2"/>1 <text:s text:c="2"/>5 <text:s text:c="2"/>2 <text:s text:c="2"/>1 <text:s text:c="2"/>1 <text:s text:c="2"/>1 <text:s text:c="2"/>1 <text:s text:c="2"/>0 | <text:s text:c="2"/>a = 0</text:p>
      <text:p text:style-name="P1">2 460 <text:s/>11 <text:s text:c="2"/>3 <text:s text:c="2"/>4 <text:s text:c="2"/>2 <text:s text:c="2"/>9 <text:s text:c="2"/>7 <text:s/>15 <text:s text:c="2"/>5 <text:s text:c="2"/>0 | <text:s text:c="2"/>b = 1</text:p>
      <text:p text:style-name="P1">4 <text:s/>14 449 <text:s text:c="2"/>7 <text:s text:c="2"/>2 <text:s text:c="2"/>3 <text:s text:c="2"/>2 <text:s text:c="2"/>4 <text:s/>13 <text:s text:c="2"/>8 <text:s text:c="2"/>0 | <text:s text:c="2"/>c = 2</text:p>
      <text:p text:style-name="P1">1 <text:s text:c="2"/>5 <text:s/>14 459 <text:s text:c="2"/>0 <text:s text:c="2"/>9 <text:s text:c="2"/>1 <text:s text:c="2"/>4 <text:s/>12 <text:s/>21 <text:s text:c="2"/>0 | <text:s text:c="2"/>d = 3</text:p>
      <text:p text:style-name="P1">3 <text:s text:c="2"/>8 <text:s text:c="2"/>3 <text:s text:c="2"/>3 464 <text:s text:c="2"/>3 <text:s text:c="2"/>6 <text:s text:c="2"/>4 <text:s text:c="2"/>7 <text:s text:c="2"/>7 <text:s text:c="2"/>0 | <text:s text:c="2"/>e = 4</text:p>
      <text:p text:style-name="P1">1 <text:s text:c="2"/>5 <text:s text:c="2"/>1 <text:s/>11 <text:s text:c="2"/>4 464 <text:s text:c="2"/>5 <text:s text:c="2"/>4 <text:s text:c="2"/>5 <text:s/>10 <text:s text:c="2"/>0 | <text:s text:c="2"/>f = 5</text:p>
      <text:p text:style-name="P1">2 <text:s text:c="2"/>4 <text:s text:c="2"/>3 <text:s text:c="2"/>1 <text:s text:c="2"/>9 <text:s text:c="2"/>2 488 <text:s text:c="2"/>1 <text:s text:c="2"/>5 <text:s text:c="2"/>1 <text:s text:c="2"/>0 | <text:s text:c="2"/>g = 6</text:p>
      <text:p text:style-name="P1">2 <text:s text:c="2"/>2 <text:s text:c="2"/>1 <text:s/>11 <text:s text:c="2"/>7 <text:s text:c="2"/>0 <text:s text:c="2"/>1 472 <text:s/>10 <text:s text:c="2"/>7 <text:s text:c="2"/>0 | <text:s text:c="2"/>h = 7</text:p>
      <text:p text:style-name="P1">4 <text:s/>14 <text:s/>12 <text:s text:c="2"/>9 <text:s text:c="2"/>9 <text:s text:c="2"/>5 <text:s text:c="2"/>9 <text:s text:c="2"/>8 427 <text:s text:c="2"/>9 <text:s text:c="2"/>0 | <text:s text:c="2"/>i = 8</text:p>
      <text:p text:style-name="P1"><text:soft-page-break/>3 <text:s text:c="2"/>3 <text:s text:c="2"/>7 <text:s/>19 <text:s text:c="2"/>8 <text:s/>13 <text:s text:c="2"/>0 <text:s/>11 <text:s/>17 426 <text:s text:c="2"/>0 | <text:s text:c="2"/>j = 9</text:p>
      <text:p text:style-name="P1">0 <text:s text:c="2"/>0 <text:s text:c="2"/>0 <text:s text:c="2"/>0 <text:s text:c="2"/>0 <text:s text:c="2"/>0 <text:s text:c="2"/>0 <text:s text:c="2"/>0 <text:s text:c="2"/>0 <text:s text:c="2"/>1 <text:s text:c="2"/>0 | <text:s text:c="2"/>k = 64</text:p>
      <text:p text:style-name="P1"/>
      <text:p text:style-name="P1"/>
      <text:p text:style-name="P1">#######################################################################################################################################################################################################################################</text:p>
      <text:p text:style-name="P1">#21</text:p>
      <text:p text:style-name="P1"/>
      <text:p text:style-name="P1"/>
      <text:p text:style-name="P1">Size of the tree : 739</text:p>
      <text:p text:style-name="P1"/>
      <text:p text:style-name="P1">Time taken to build model: 0.1 seconds</text:p>
      <text:p text:style-name="P1"/>
      <text:p text:style-name="P1">=== Stratified cross-validation ===</text:p>
      <text:p text:style-name="P1">=== Summary ===</text:p>
      <text:p text:style-name="P1"/>
      <text:p text:style-name="P1">Correctly Classified Instances <text:s text:c="7"/>4598 <text:s text:c="14"/>89.7872 %</text:p>
      <text:p text:style-name="P1">Incorrectly Classified Instances <text:s text:c="6"/>523 <text:s text:c="14"/>10.2128 %</text:p>
      <text:p text:style-name="P1">Kappa statistic <text:s text:c="25"/>0.8865</text:p>
      <text:p text:style-name="P1">Mean absolute error <text:s text:c="21"/>0.0186</text:p>
      <text:p text:style-name="P1">Root mean squared error <text:s text:c="17"/>0.1363</text:p>
      <text:p text:style-name="P1">Relative absolute error <text:s text:c="16"/>11.347 <text:s/>%</text:p>
      <text:p text:style-name="P1">Root relative squared error <text:s text:c="12"/>47.6388 %</text:p>
      <text:p text:style-name="P1">Total Number of Instances <text:s text:c="12"/>5121 <text:s text:c="4"/></text:p>
      <text:p text:style-name="P1"/>
      <text:p text:style-name="P1">=== Detailed Accuracy By Class ===</text:p>
      <text:p text:style-name="P1"/>
      <text:p text:style-name="P1">TP Rate <text:s text:c="2"/>FP Rate <text:s text:c="2"/>Precision <text:s text:c="2"/>Recall <text:s/>F-Measure <text:s text:c="2"/>ROC Area <text:s/>Class</text:p>
      <text:p text:style-name="P1">0.953 <text:s text:c="4"/>0.005 <text:s text:c="5"/>0.955 <text:s text:c="4"/>0.953 <text:s text:c="4"/>0.954 <text:s text:c="5"/>0.974 <text:s text:c="3"/>0</text:p>
      <text:p text:style-name="P1">0.878 <text:s text:c="4"/>0.013 <text:s text:c="5"/>0.887 <text:s text:c="4"/>0.878 <text:s text:c="4"/>0.883 <text:s text:c="5"/>0.933 <text:s text:c="3"/>1</text:p>
      <text:p text:style-name="P1">0.901 <text:s text:c="4"/>0.008 <text:s text:c="5"/>0.921 <text:s text:c="4"/>0.901 <text:s text:c="4"/>0.911 <text:s text:c="5"/>0.946 <text:s text:c="3"/>2</text:p>
      <text:p text:style-name="P1">0.865 <text:s text:c="4"/>0.015 <text:s text:c="5"/>0.872 <text:s text:c="4"/>0.865 <text:s text:c="4"/>0.868 <text:s text:c="5"/>0.925 <text:s text:c="3"/>3</text:p>
      <text:p text:style-name="P1">0.913 <text:s text:c="4"/>0.011 <text:s text:c="5"/>0.901 <text:s text:c="4"/>0.913 <text:s text:c="4"/>0.907 <text:s text:c="5"/>0.951 <text:s text:c="3"/>4</text:p>
      <text:p text:style-name="P1">0.89 <text:s text:c="5"/>0.012 <text:s text:c="5"/>0.894 <text:s text:c="4"/>0.89 <text:s text:c="5"/>0.892 <text:s text:c="5"/>0.939 <text:s text:c="3"/>5</text:p>
      <text:p text:style-name="P1">0.948 <text:s text:c="4"/>0.004 <text:s text:c="5"/>0.961 <text:s text:c="4"/>0.948 <text:s text:c="4"/>0.954 <text:s text:c="5"/>0.972 <text:s text:c="3"/>6</text:p>
      <text:p text:style-name="P1">0.903 <text:s text:c="4"/>0.007 <text:s text:c="5"/>0.935 <text:s text:c="4"/>0.903 <text:s text:c="4"/>0.919 <text:s text:c="5"/>0.948 <text:s text:c="3"/>7</text:p>
      <text:p text:style-name="P1">0.848 <text:s text:c="4"/>0.019 <text:s text:c="5"/>0.831 <text:s text:c="4"/>0.848 <text:s text:c="4"/>0.84 <text:s text:c="6"/>0.914 <text:s text:c="3"/>8</text:p>
      <text:p text:style-name="P1">0.882 <text:s text:c="4"/>0.02 <text:s text:c="6"/>0.831 <text:s text:c="4"/>0.882 <text:s text:c="4"/>0.856 <text:s text:c="5"/>0.931 <text:s text:c="3"/>9</text:p>
      <text:p text:style-name="P1">0 <text:s text:c="8"/>0 <text:s text:c="9"/>0 <text:s text:c="8"/>0 <text:s text:c="8"/>0 <text:s text:c="9"/>0.5 <text:s text:c="5"/>64</text:p>
      <text:p text:style-name="P1">Weighted Avg. <text:s text:c="3"/>0.898 <text:s text:c="4"/>0.011 <text:s text:c="5"/>0.899 <text:s text:c="4"/>0.898 <text:s text:c="4"/>0.898 <text:s text:c="5"/>0.943</text:p>
      <text:p text:style-name="P1"/>
      <text:p text:style-name="P1">=== Confusion Matrix ===</text:p>
      <text:p text:style-name="P1"/>
      <text:p text:style-name="P1">a <text:s text:c="2"/>b <text:s text:c="2"/>c <text:s text:c="2"/>d <text:s text:c="2"/>e <text:s text:c="2"/>f <text:s text:c="2"/>g <text:s text:c="2"/>h <text:s text:c="2"/>i <text:s text:c="2"/>j <text:s text:c="2"/>k <text:s text:c="2"/>&lt;-- classified as</text:p>
      <text:p text:style-name="P1">486 <text:s text:c="2"/>1 <text:s text:c="2"/>1 <text:s text:c="2"/>2 <text:s text:c="2"/>6 <text:s text:c="2"/>1 <text:s text:c="2"/>1 <text:s text:c="2"/>4 <text:s text:c="2"/>6 <text:s text:c="2"/>2 <text:s text:c="2"/>0 | <text:s text:c="2"/>a = 0</text:p>
      <text:p text:style-name="P1">2 455 <text:s text:c="2"/>6 <text:s text:c="2"/>8 <text:s/>11 <text:s text:c="2"/>5 <text:s text:c="2"/>3 <text:s text:c="2"/>2 <text:s/>18 <text:s text:c="2"/>8 <text:s text:c="2"/>0 | <text:s text:c="2"/>b = 1</text:p>
      <text:p text:style-name="P1">3 <text:s text:c="2"/>7 456 <text:s/>11 <text:s text:c="2"/>1 <text:s text:c="2"/>2 <text:s text:c="2"/>3 <text:s text:c="2"/>3 <text:s/>16 <text:s text:c="2"/>4 <text:s text:c="2"/>0 | <text:s text:c="2"/>c = 2</text:p>
      <text:p text:style-name="P1">1 <text:s text:c="2"/>8 <text:s/>12 455 <text:s text:c="2"/>0 <text:s/>15 <text:s text:c="2"/>0 <text:s text:c="2"/>0 <text:s/>13 <text:s/>22 <text:s text:c="2"/>0 | <text:s text:c="2"/>d = 3</text:p>
      <text:p text:style-name="P1">3 <text:s text:c="2"/>3 <text:s text:c="2"/>1 <text:s text:c="2"/>0 464 <text:s text:c="2"/>8 <text:s text:c="2"/>6 <text:s text:c="2"/>7 <text:s text:c="2"/>7 <text:s text:c="2"/>9 <text:s text:c="2"/>0 | <text:s text:c="2"/>e = 4</text:p>
      <text:p text:style-name="P1">2 <text:s text:c="2"/>5 <text:s text:c="2"/>1 <text:s/>10 <text:s text:c="2"/>4 454 <text:s text:c="2"/>2 <text:s text:c="2"/>2 <text:s/>11 <text:s/>19 <text:s text:c="2"/>0 | <text:s text:c="2"/>f = 5</text:p>
      <text:p text:style-name="P1">2 <text:s text:c="2"/>5 <text:s text:c="2"/>3 <text:s text:c="2"/>1 <text:s text:c="2"/>9 <text:s text:c="2"/>2 489 <text:s text:c="2"/>0 <text:s text:c="2"/>4 <text:s text:c="2"/>1 <text:s text:c="2"/>0 | <text:s text:c="2"/>g = 6</text:p>
      <text:p text:style-name="P1"><text:soft-page-break/>0 <text:s text:c="2"/>5 <text:s text:c="2"/>2 <text:s text:c="2"/>5 <text:s/>10 <text:s text:c="2"/>5 <text:s text:c="2"/>0 463 <text:s text:c="2"/>5 <text:s/>18 <text:s text:c="2"/>0 | <text:s text:c="2"/>h = 7</text:p>
      <text:p text:style-name="P1">6 <text:s/>18 <text:s/>10 <text:s/>11 <text:s text:c="2"/>8 <text:s text:c="2"/>7 <text:s text:c="2"/>4 <text:s text:c="2"/>4 429 <text:s text:c="2"/>8 <text:s text:c="2"/>1 | <text:s text:c="2"/>i = 8</text:p>
      <text:p text:style-name="P1">4 <text:s text:c="2"/>6 <text:s text:c="2"/>3 <text:s/>19 <text:s text:c="2"/>2 <text:s text:c="2"/>9 <text:s text:c="2"/>1 <text:s/>10 <text:s text:c="2"/>6 447 <text:s text:c="2"/>0 | <text:s text:c="2"/>j = 9</text:p>
      <text:p text:style-name="P1">0 <text:s text:c="2"/>0 <text:s text:c="2"/>0 <text:s text:c="2"/>0 <text:s text:c="2"/>0 <text:s text:c="2"/>0 <text:s text:c="2"/>0 <text:s text:c="2"/>0 <text:s text:c="2"/>1 <text:s text:c="2"/>0 <text:s text:c="2"/>0 | <text:s text:c="2"/>k = 64</text:p>
      <text:p text:style-name="P1"/>
      <text:p text:style-name="P1"/>
      <text:p text:style-name="P1"/>
      <text:p text:style-name="P1">#######################################################################################################################################################################################################################################</text:p>
      <text:p text:style-name="P1">#30</text:p>
      <text:p text:style-name="P1"/>
      <text:p text:style-name="P1">Size of the tree : 643</text:p>
      <text:p text:style-name="P1"/>
      <text:p text:style-name="P1">Time taken to build model: 0.13 seconds</text:p>
      <text:p text:style-name="P1"/>
      <text:p text:style-name="P1">=== Stratified cross-validation ===</text:p>
      <text:p text:style-name="P1">=== Summary ===</text:p>
      <text:p text:style-name="P1"/>
      <text:p text:style-name="P1">Correctly Classified Instances <text:s text:c="7"/>4616 <text:s text:c="14"/>90.1386 %</text:p>
      <text:p text:style-name="P1">Incorrectly Classified Instances <text:s text:c="6"/>505 <text:s text:c="15"/>9.8614 %</text:p>
      <text:p text:style-name="P1">Kappa statistic <text:s text:c="25"/>0.8904</text:p>
      <text:p text:style-name="P1">Mean absolute error <text:s text:c="21"/>0.0179</text:p>
      <text:p text:style-name="P1">Root mean squared error <text:s text:c="17"/>0.1339</text:p>
      <text:p text:style-name="P1">Relative absolute error <text:s text:c="16"/>10.9565 %</text:p>
      <text:p text:style-name="P1">Root relative squared error <text:s text:c="12"/>46.8118 %</text:p>
      <text:p text:style-name="P1">Total Number of Instances <text:s text:c="12"/>5121 <text:s text:c="4"/></text:p>
      <text:p text:style-name="P1"/>
      <text:p text:style-name="P1">=== Detailed Accuracy By Class ===</text:p>
      <text:p text:style-name="P1"/>
      <text:p text:style-name="P1">TP Rate <text:s text:c="2"/>FP Rate <text:s text:c="2"/>Precision <text:s text:c="2"/>Recall <text:s/>F-Measure <text:s text:c="2"/>ROC Area <text:s/>Class</text:p>
      <text:p text:style-name="P1">0.955 <text:s text:c="4"/>0.004 <text:s text:c="5"/>0.966 <text:s text:c="4"/>0.955 <text:s text:c="4"/>0.961 <text:s text:c="5"/>0.976 <text:s text:c="3"/>0</text:p>
      <text:p text:style-name="P1">0.876 <text:s text:c="4"/>0.015 <text:s text:c="5"/>0.871 <text:s text:c="4"/>0.876 <text:s text:c="4"/>0.874 <text:s text:c="5"/>0.931 <text:s text:c="3"/>1</text:p>
      <text:p text:style-name="P1">0.895 <text:s text:c="4"/>0.011 <text:s text:c="5"/>0.901 <text:s text:c="4"/>0.895 <text:s text:c="4"/>0.898 <text:s text:c="5"/>0.942 <text:s text:c="3"/>2</text:p>
      <text:p text:style-name="P1">0.871 <text:s text:c="4"/>0.015 <text:s text:c="5"/>0.869 <text:s text:c="4"/>0.871 <text:s text:c="4"/>0.87 <text:s text:c="6"/>0.928 <text:s text:c="3"/>3</text:p>
      <text:p text:style-name="P1">0.913 <text:s text:c="4"/>0.013 <text:s text:c="5"/>0.882 <text:s text:c="4"/>0.913 <text:s text:c="4"/>0.897 <text:s text:c="5"/>0.95 <text:s text:c="4"/>4</text:p>
      <text:p text:style-name="P1">0.912 <text:s text:c="4"/>0.009 <text:s text:c="5"/>0.919 <text:s text:c="4"/>0.912 <text:s text:c="4"/>0.915 <text:s text:c="5"/>0.951 <text:s text:c="3"/>5</text:p>
      <text:p text:style-name="P1">0.963 <text:s text:c="4"/>0.007 <text:s text:c="5"/>0.943 <text:s text:c="4"/>0.963 <text:s text:c="4"/>0.953 <text:s text:c="5"/>0.978 <text:s text:c="3"/>6</text:p>
      <text:p text:style-name="P1">0.906 <text:s text:c="4"/>0.007 <text:s text:c="5"/>0.939 <text:s text:c="4"/>0.906 <text:s text:c="4"/>0.923 <text:s text:c="5"/>0.95 <text:s text:c="4"/>7</text:p>
      <text:p text:style-name="P1">0.848 <text:s text:c="4"/>0.018 <text:s text:c="5"/>0.838 <text:s text:c="4"/>0.848 <text:s text:c="4"/>0.843 <text:s text:c="5"/>0.915 <text:s text:c="3"/>8</text:p>
      <text:p text:style-name="P1">0.876 <text:s text:c="4"/>0.012 <text:s text:c="5"/>0.888 <text:s text:c="4"/>0.876 <text:s text:c="4"/>0.882 <text:s text:c="5"/>0.932 <text:s text:c="3"/>9</text:p>
      <text:p text:style-name="P1">0 <text:s text:c="8"/>0 <text:s text:c="9"/>0 <text:s text:c="8"/>0 <text:s text:c="8"/>0 <text:s text:c="9"/>0.5 <text:s text:c="5"/>64</text:p>
      <text:p text:style-name="P1">Weighted Avg. <text:s text:c="3"/>0.901 <text:s text:c="4"/>0.011 <text:s text:c="5"/>0.901 <text:s text:c="4"/>0.901 <text:s text:c="4"/>0.901 <text:s text:c="5"/>0.945</text:p>
      <text:p text:style-name="P1"/>
      <text:p text:style-name="P1">=== Confusion Matrix ===</text:p>
      <text:p text:style-name="P1"/>
      <text:p text:style-name="P1">a <text:s text:c="2"/>b <text:s text:c="2"/>c <text:s text:c="2"/>d <text:s text:c="2"/>e <text:s text:c="2"/>f <text:s text:c="2"/>g <text:s text:c="2"/>h <text:s text:c="2"/>i <text:s text:c="2"/>j <text:s text:c="2"/>k <text:s text:c="2"/>&lt;-- classified as</text:p>
      <text:p text:style-name="P1">487 <text:s text:c="2"/>1 <text:s text:c="2"/>2 <text:s text:c="2"/>2 <text:s/>10 <text:s text:c="2"/>0 <text:s text:c="2"/>2 <text:s text:c="2"/>1 <text:s text:c="2"/>3 <text:s text:c="2"/>2 <text:s text:c="2"/>0 | <text:s text:c="2"/>a = 0</text:p>
      <text:p text:style-name="P1">0 454 <text:s text:c="2"/>6 <text:s text:c="2"/>6 <text:s text:c="2"/>9 <text:s/>10 <text:s text:c="2"/>8 <text:s text:c="2"/>2 <text:s/>19 <text:s text:c="2"/>4 <text:s text:c="2"/>0 | <text:s text:c="2"/>b = 1</text:p>
      <text:p text:style-name="P1">4 <text:s/>11 453 <text:s text:c="2"/>7 <text:s text:c="2"/>4 <text:s text:c="2"/>1 <text:s text:c="2"/>3 <text:s text:c="2"/>2 <text:s/>14 <text:s text:c="2"/>7 <text:s text:c="2"/>0 | <text:s text:c="2"/>c = 2</text:p>
      <text:p text:style-name="P1">1 <text:s text:c="2"/>7 <text:s/>11 458 <text:s text:c="2"/>1 <text:s/>13 <text:s text:c="2"/>1 <text:s text:c="2"/>3 <text:s/>14 <text:s/>17 <text:s text:c="2"/>0 | <text:s text:c="2"/>d = 3</text:p>
      <text:p text:style-name="P1">5 <text:s text:c="2"/>7 <text:s text:c="2"/>5 <text:s text:c="2"/>1 464 <text:s text:c="2"/>3 <text:s text:c="2"/>4 <text:s text:c="2"/>6 <text:s text:c="2"/>8 <text:s text:c="2"/>5 <text:s text:c="2"/>0 | <text:s text:c="2"/>e = 4</text:p>
      <text:p text:style-name="P1"><text:soft-page-break/>1 <text:s text:c="2"/>7 <text:s text:c="2"/>4 <text:s text:c="2"/>7 <text:s text:c="2"/>2 465 <text:s text:c="2"/>6 <text:s text:c="2"/>1 <text:s text:c="2"/>9 <text:s text:c="2"/>8 <text:s text:c="2"/>0 | <text:s text:c="2"/>f = 5</text:p>
      <text:p text:style-name="P1">1 <text:s text:c="2"/>4 <text:s text:c="2"/>1 <text:s text:c="2"/>3 <text:s text:c="2"/>8 <text:s text:c="2"/>0 497 <text:s text:c="2"/>0 <text:s text:c="2"/>2 <text:s text:c="2"/>0 <text:s text:c="2"/>0 | <text:s text:c="2"/>g = 6</text:p>
      <text:p text:style-name="P1">1 <text:s text:c="2"/>7 <text:s text:c="2"/>1 <text:s text:c="2"/>7 <text:s/>11 <text:s text:c="2"/>3 <text:s text:c="2"/>0 465 <text:s/>10 <text:s text:c="2"/>8 <text:s text:c="2"/>0 | <text:s text:c="2"/>h = 7</text:p>
      <text:p text:style-name="P1">3 <text:s/>16 <text:s/>17 <text:s/>12 <text:s text:c="2"/>9 <text:s text:c="2"/>3 <text:s text:c="2"/>6 <text:s text:c="2"/>6 429 <text:s text:c="2"/>5 <text:s text:c="2"/>0 | <text:s text:c="2"/>i = 8</text:p>
      <text:p text:style-name="P1">1 <text:s text:c="2"/>6 <text:s text:c="2"/>3 <text:s/>24 <text:s text:c="2"/>8 <text:s text:c="2"/>8 <text:s text:c="2"/>0 <text:s text:c="2"/>9 <text:s text:c="2"/>4 444 <text:s text:c="2"/>0 | <text:s text:c="2"/>j = 9</text:p>
      <text:p text:style-name="P1">0 <text:s text:c="2"/>1 <text:s text:c="2"/>0 <text:s text:c="2"/>0 <text:s text:c="2"/>0 <text:s text:c="2"/>0 <text:s text:c="2"/>0 <text:s text:c="2"/>0 <text:s text:c="2"/>0 <text:s text:c="2"/>0 <text:s text:c="2"/>0 | <text:s text:c="2"/>k = 64</text:p>
      <text:p text:style-name="P1"/>
      <text:p text:style-name="P1"/>
      <text:p text:style-name="P1"/>
      <text:p text:style-name="P1">#######################################################################################################################################################################################################################################</text:p>
      <text:p text:style-name="P1">#50</text:p>
      <text:p text:style-name="P1"/>
      <text:p text:style-name="P1"/>
      <text:p text:style-name="P1">Size of the tree : 643</text:p>
      <text:p text:style-name="P1"/>
      <text:p text:style-name="P1">Time taken to build model: 0.13 seconds</text:p>
      <text:p text:style-name="P1"/>
      <text:p text:style-name="P1">=== Stratified cross-validation ===</text:p>
      <text:p text:style-name="P1">=== Summary ===</text:p>
      <text:p text:style-name="P1"/>
      <text:p text:style-name="P1">Correctly Classified Instances <text:s text:c="7"/>4616 <text:s text:c="14"/>90.1386 %</text:p>
      <text:p text:style-name="P1">Incorrectly Classified Instances <text:s text:c="6"/>505 <text:s text:c="15"/>9.8614 %</text:p>
      <text:p text:style-name="P1">Kappa statistic <text:s text:c="25"/>0.8904</text:p>
      <text:p text:style-name="P1">Mean absolute error <text:s text:c="21"/>0.0179</text:p>
      <text:p text:style-name="P1">Root mean squared error <text:s text:c="17"/>0.1339</text:p>
      <text:p text:style-name="P1">Relative absolute error <text:s text:c="16"/>10.9565 %</text:p>
      <text:p text:style-name="P1">Root relative squared error <text:s text:c="12"/>46.8118 %</text:p>
      <text:p text:style-name="P1">Total Number of Instances <text:s text:c="12"/>5121 <text:s text:c="4"/></text:p>
      <text:p text:style-name="P1"/>
      <text:p text:style-name="P1">=== Detailed Accuracy By Class ===</text:p>
      <text:p text:style-name="P1"/>
      <text:p text:style-name="P1">TP Rate <text:s text:c="2"/>FP Rate <text:s text:c="2"/>Precision <text:s text:c="2"/>Recall <text:s/>F-Measure <text:s text:c="2"/>ROC Area <text:s/>Class</text:p>
      <text:p text:style-name="P1">0.955 <text:s text:c="4"/>0.004 <text:s text:c="5"/>0.966 <text:s text:c="4"/>0.955 <text:s text:c="4"/>0.961 <text:s text:c="5"/>0.976 <text:s text:c="3"/>0</text:p>
      <text:p text:style-name="P1">0.876 <text:s text:c="4"/>0.015 <text:s text:c="5"/>0.871 <text:s text:c="4"/>0.876 <text:s text:c="4"/>0.874 <text:s text:c="5"/>0.931 <text:s text:c="3"/>1</text:p>
      <text:p text:style-name="P1">0.895 <text:s text:c="4"/>0.011 <text:s text:c="5"/>0.901 <text:s text:c="4"/>0.895 <text:s text:c="4"/>0.898 <text:s text:c="5"/>0.942 <text:s text:c="3"/>2</text:p>
      <text:p text:style-name="P1">0.871 <text:s text:c="4"/>0.015 <text:s text:c="5"/>0.869 <text:s text:c="4"/>0.871 <text:s text:c="4"/>0.87 <text:s text:c="6"/>0.928 <text:s text:c="3"/>3</text:p>
      <text:p text:style-name="P1">0.913 <text:s text:c="4"/>0.013 <text:s text:c="5"/>0.882 <text:s text:c="4"/>0.913 <text:s text:c="4"/>0.897 <text:s text:c="5"/>0.95 <text:s text:c="4"/>4</text:p>
      <text:p text:style-name="P1">0.912 <text:s text:c="4"/>0.009 <text:s text:c="5"/>0.919 <text:s text:c="4"/>0.912 <text:s text:c="4"/>0.915 <text:s text:c="5"/>0.951 <text:s text:c="3"/>5</text:p>
      <text:p text:style-name="P1">0.963 <text:s text:c="4"/>0.007 <text:s text:c="5"/>0.943 <text:s text:c="4"/>0.963 <text:s text:c="4"/>0.953 <text:s text:c="5"/>0.978 <text:s text:c="3"/>6</text:p>
      <text:p text:style-name="P1">0.906 <text:s text:c="4"/>0.007 <text:s text:c="5"/>0.939 <text:s text:c="4"/>0.906 <text:s text:c="4"/>0.923 <text:s text:c="5"/>0.95 <text:s text:c="4"/>7</text:p>
      <text:p text:style-name="P1">0.848 <text:s text:c="4"/>0.018 <text:s text:c="5"/>0.838 <text:s text:c="4"/>0.848 <text:s text:c="4"/>0.843 <text:s text:c="5"/>0.915 <text:s text:c="3"/>8</text:p>
      <text:p text:style-name="P1">0.876 <text:s text:c="4"/>0.012 <text:s text:c="5"/>0.888 <text:s text:c="4"/>0.876 <text:s text:c="4"/>0.882 <text:s text:c="5"/>0.932 <text:s text:c="3"/>9</text:p>
      <text:p text:style-name="P1">0 <text:s text:c="8"/>0 <text:s text:c="9"/>0 <text:s text:c="8"/>0 <text:s text:c="8"/>0 <text:s text:c="9"/>0.5 <text:s text:c="5"/>64</text:p>
      <text:p text:style-name="P1">Weighted Avg. <text:s text:c="3"/>0.901 <text:s text:c="4"/>0.011 <text:s text:c="5"/>0.901 <text:s text:c="4"/>0.901 <text:s text:c="4"/>0.901 <text:s text:c="5"/>0.945</text:p>
      <text:p text:style-name="P1"/>
      <text:p text:style-name="P1">=== Confusion Matrix ===</text:p>
      <text:p text:style-name="P1"/>
      <text:p text:style-name="P1">a <text:s text:c="2"/>b <text:s text:c="2"/>c <text:s text:c="2"/>d <text:s text:c="2"/>e <text:s text:c="2"/>f <text:s text:c="2"/>g <text:s text:c="2"/>h <text:s text:c="2"/>i <text:s text:c="2"/>j <text:s text:c="2"/>k <text:s text:c="2"/>&lt;-- classified as</text:p>
      <text:p text:style-name="P1">487 <text:s text:c="2"/>1 <text:s text:c="2"/>2 <text:s text:c="2"/>2 <text:s/>10 <text:s text:c="2"/>0 <text:s text:c="2"/>2 <text:s text:c="2"/>1 <text:s text:c="2"/>3 <text:s text:c="2"/>2 <text:s text:c="2"/>0 | <text:s text:c="2"/>a = 0</text:p>
      <text:p text:style-name="P1">0 454 <text:s text:c="2"/>6 <text:s text:c="2"/>6 <text:s text:c="2"/>9 <text:s/>10 <text:s text:c="2"/>8 <text:s text:c="2"/>2 <text:s/>19 <text:s text:c="2"/>4 <text:s text:c="2"/>0 | <text:s text:c="2"/>b = 1</text:p>
      <text:p text:style-name="P1"><text:soft-page-break/>4 <text:s/>11 453 <text:s text:c="2"/>7 <text:s text:c="2"/>4 <text:s text:c="2"/>1 <text:s text:c="2"/>3 <text:s text:c="2"/>2 <text:s/>14 <text:s text:c="2"/>7 <text:s text:c="2"/>0 | <text:s text:c="2"/>c = 2</text:p>
      <text:p text:style-name="P1">1 <text:s text:c="2"/>7 <text:s/>11 458 <text:s text:c="2"/>1 <text:s/>13 <text:s text:c="2"/>1 <text:s text:c="2"/>3 <text:s/>14 <text:s/>17 <text:s text:c="2"/>0 | <text:s text:c="2"/>d = 3</text:p>
      <text:p text:style-name="P1">5 <text:s text:c="2"/>7 <text:s text:c="2"/>5 <text:s text:c="2"/>1 464 <text:s text:c="2"/>3 <text:s text:c="2"/>4 <text:s text:c="2"/>6 <text:s text:c="2"/>8 <text:s text:c="2"/>5 <text:s text:c="2"/>0 | <text:s text:c="2"/>e = 4</text:p>
      <text:p text:style-name="P1">1 <text:s text:c="2"/>7 <text:s text:c="2"/>4 <text:s text:c="2"/>7 <text:s text:c="2"/>2 465 <text:s text:c="2"/>6 <text:s text:c="2"/>1 <text:s text:c="2"/>9 <text:s text:c="2"/>8 <text:s text:c="2"/>0 | <text:s text:c="2"/>f = 5</text:p>
      <text:p text:style-name="P1">1 <text:s text:c="2"/>4 <text:s text:c="2"/>1 <text:s text:c="2"/>3 <text:s text:c="2"/>8 <text:s text:c="2"/>0 497 <text:s text:c="2"/>0 <text:s text:c="2"/>2 <text:s text:c="2"/>0 <text:s text:c="2"/>0 | <text:s text:c="2"/>g = 6</text:p>
      <text:p text:style-name="P1">1 <text:s text:c="2"/>7 <text:s text:c="2"/>1 <text:s text:c="2"/>7 <text:s/>11 <text:s text:c="2"/>3 <text:s text:c="2"/>0 465 <text:s/>10 <text:s text:c="2"/>8 <text:s text:c="2"/>0 | <text:s text:c="2"/>h = 7</text:p>
      <text:p text:style-name="P1">3 <text:s/>16 <text:s/>17 <text:s/>12 <text:s text:c="2"/>9 <text:s text:c="2"/>3 <text:s text:c="2"/>6 <text:s text:c="2"/>6 429 <text:s text:c="2"/>5 <text:s text:c="2"/>0 | <text:s text:c="2"/>i = 8</text:p>
      <text:p text:style-name="P1">1 <text:s text:c="2"/>6 <text:s text:c="2"/>3 <text:s/>24 <text:s text:c="2"/>8 <text:s text:c="2"/>8 <text:s text:c="2"/>0 <text:s text:c="2"/>9 <text:s text:c="2"/>4 444 <text:s text:c="2"/>0 | <text:s text:c="2"/>j = 9</text:p>
      <text:p text:style-name="P1">0 <text:s text:c="2"/>1 <text:s text:c="2"/>0 <text:s text:c="2"/>0 <text:s text:c="2"/>0 <text:s text:c="2"/>0 <text:s text:c="2"/>0 <text:s text:c="2"/>0 <text:s text:c="2"/>0 <text:s text:c="2"/>0 <text:s text:c="2"/>0 | <text:s text:c="2"/>k = 64</text:p>
      <text:p text:style-name="P1"/>
      <text:p text:style-name="P1">#######################################################################################################################################################################################################################################</text:p>
      <text:p text:style-name="P1">#100</text:p>
      <text:p text:style-name="P1"/>
      <text:p text:style-name="P1"/>
      <text:p text:style-name="P1">Size of the tree : 593</text:p>
      <text:p text:style-name="P1"/>
      <text:p text:style-name="P1">Time taken to build model: 0.21 seconds</text:p>
      <text:p text:style-name="P1"/>
      <text:p text:style-name="P1">=== Stratified cross-validation ===</text:p>
      <text:p text:style-name="P1">=== Summary ===</text:p>
      <text:p text:style-name="P1"/>
      <text:p text:style-name="P1">Correctly Classified Instances <text:s text:c="7"/>4665 <text:s text:c="14"/>91.0955 %</text:p>
      <text:p text:style-name="P1">Incorrectly Classified Instances <text:s text:c="6"/>456 <text:s text:c="15"/>8.9045 %</text:p>
      <text:p text:style-name="P1">Kappa statistic <text:s text:c="25"/>0.9011</text:p>
      <text:p text:style-name="P1">Mean absolute error <text:s text:c="21"/>0.0162</text:p>
      <text:p text:style-name="P1">Root mean squared error <text:s text:c="17"/>0.1272</text:p>
      <text:p text:style-name="P1">Relative absolute error <text:s text:c="17"/>9.8934 %</text:p>
      <text:p text:style-name="P1">Root relative squared error <text:s text:c="12"/>44.4828 %</text:p>
      <text:p text:style-name="P1">Total Number of Instances <text:s text:c="12"/>5121 <text:s text:c="4"/></text:p>
      <text:p text:style-name="P1"/>
      <text:p text:style-name="P1">=== Detailed Accuracy By Class ===</text:p>
      <text:p text:style-name="P1"/>
      <text:p text:style-name="P1">TP Rate <text:s text:c="2"/>FP Rate <text:s text:c="2"/>Precision <text:s text:c="2"/>Recall <text:s/>F-Measure <text:s text:c="2"/>ROC Area <text:s/>Class</text:p>
      <text:p text:style-name="P1">0.963 <text:s text:c="4"/>0.003 <text:s text:c="5"/>0.972 <text:s text:c="4"/>0.963 <text:s text:c="4"/>0.967 <text:s text:c="5"/>0.98 <text:s text:c="4"/>0</text:p>
      <text:p text:style-name="P1">0.88 <text:s text:c="5"/>0.013 <text:s text:c="5"/>0.884 <text:s text:c="4"/>0.88 <text:s text:c="5"/>0.882 <text:s text:c="5"/>0.934 <text:s text:c="3"/>1</text:p>
      <text:p text:style-name="P1">0.909 <text:s text:c="4"/>0.011 <text:s text:c="5"/>0.902 <text:s text:c="4"/>0.909 <text:s text:c="4"/>0.906 <text:s text:c="5"/>0.949 <text:s text:c="3"/>2</text:p>
      <text:p text:style-name="P1">0.876 <text:s text:c="4"/>0.01 <text:s text:c="6"/>0.909 <text:s text:c="4"/>0.876 <text:s text:c="4"/>0.893 <text:s text:c="5"/>0.933 <text:s text:c="3"/>3</text:p>
      <text:p text:style-name="P1">0.917 <text:s text:c="4"/>0.008 <text:s text:c="5"/>0.925 <text:s text:c="4"/>0.917 <text:s text:c="4"/>0.921 <text:s text:c="5"/>0.955 <text:s text:c="3"/>4</text:p>
      <text:p text:style-name="P1">0.925 <text:s text:c="4"/>0.008 <text:s text:c="5"/>0.929 <text:s text:c="4"/>0.925 <text:s text:c="4"/>0.927 <text:s text:c="5"/>0.959 <text:s text:c="3"/>5</text:p>
      <text:p text:style-name="P1">0.963 <text:s text:c="4"/>0.005 <text:s text:c="5"/>0.959 <text:s text:c="4"/>0.963 <text:s text:c="4"/>0.961 <text:s text:c="5"/>0.979 <text:s text:c="3"/>6</text:p>
      <text:p text:style-name="P1">0.92 <text:s text:c="5"/>0.01 <text:s text:c="6"/>0.908 <text:s text:c="4"/>0.92 <text:s text:c="5"/>0.914 <text:s text:c="5"/>0.955 <text:s text:c="3"/>7</text:p>
      <text:p text:style-name="P1">0.879 <text:s text:c="4"/>0.015 <text:s text:c="5"/>0.864 <text:s text:c="4"/>0.879 <text:s text:c="4"/>0.872 <text:s text:c="5"/>0.932 <text:s text:c="3"/>8</text:p>
      <text:p text:style-name="P1">0.878 <text:s text:c="4"/>0.016 <text:s text:c="5"/>0.859 <text:s text:c="4"/>0.878 <text:s text:c="4"/>0.868 <text:s text:c="5"/>0.931 <text:s text:c="3"/>9</text:p>
      <text:p text:style-name="P1">0 <text:s text:c="8"/>0 <text:s text:c="9"/>0 <text:s text:c="8"/>0 <text:s text:c="8"/>0 <text:s text:c="9"/>0.5 <text:s text:c="5"/>64</text:p>
      <text:p text:style-name="P1">Weighted Avg. <text:s text:c="3"/>0.911 <text:s text:c="4"/>0.01 <text:s text:c="6"/>0.911 <text:s text:c="4"/>0.911 <text:s text:c="4"/>0.911 <text:s text:c="5"/>0.951</text:p>
      <text:p text:style-name="P1"/>
      <text:p text:style-name="P1">=== Confusion Matrix ===</text:p>
      <text:p text:style-name="P1"/>
      <text:p text:style-name="P1">a <text:s text:c="2"/>b <text:s text:c="2"/>c <text:s text:c="2"/>d <text:s text:c="2"/>e <text:s text:c="2"/>f <text:s text:c="2"/>g <text:s text:c="2"/>h <text:s text:c="2"/>i <text:s text:c="2"/>j <text:s text:c="2"/>k <text:s text:c="2"/>&lt;-- classified as</text:p>
      <text:p text:style-name="P1">491 <text:s text:c="2"/>2 <text:s text:c="2"/>3 <text:s text:c="2"/>0 <text:s text:c="2"/>5 <text:s text:c="2"/>0 <text:s text:c="2"/>1 <text:s text:c="2"/>2 <text:s text:c="2"/>4 <text:s text:c="2"/>2 <text:s text:c="2"/>0 | <text:s text:c="2"/>a = 0</text:p>
      <text:p text:style-name="P1"><text:soft-page-break/>0 456 <text:s/>10 <text:s text:c="2"/>7 <text:s text:c="2"/>4 <text:s text:c="2"/>7 <text:s text:c="2"/>7 <text:s text:c="2"/>6 <text:s/>16 <text:s text:c="2"/>5 <text:s text:c="2"/>0 | <text:s text:c="2"/>b = 1</text:p>
      <text:p text:style-name="P1">3 <text:s text:c="2"/>7 460 <text:s text:c="2"/>6 <text:s text:c="2"/>2 <text:s text:c="2"/>2 <text:s text:c="2"/>1 <text:s text:c="2"/>8 <text:s/>11 <text:s text:c="2"/>6 <text:s text:c="2"/>0 | <text:s text:c="2"/>c = 2</text:p>
      <text:p text:style-name="P1">1 <text:s text:c="2"/>9 <text:s text:c="2"/>5 461 <text:s text:c="2"/>1 <text:s text:c="2"/>9 <text:s text:c="2"/>0 <text:s text:c="2"/>7 <text:s/>11 <text:s/>22 <text:s text:c="2"/>0 | <text:s text:c="2"/>d = 3</text:p>
      <text:p text:style-name="P1">1 <text:s/>10 <text:s text:c="2"/>1 <text:s text:c="2"/>1 466 <text:s text:c="2"/>3 <text:s text:c="2"/>4 <text:s text:c="2"/>6 <text:s text:c="2"/>9 <text:s text:c="2"/>7 <text:s text:c="2"/>0 | <text:s text:c="2"/>e = 4</text:p>
      <text:p text:style-name="P1">2 <text:s text:c="2"/>6 <text:s text:c="2"/>5 <text:s text:c="2"/>4 <text:s text:c="2"/>3 472 <text:s text:c="2"/>2 <text:s text:c="2"/>2 <text:s text:c="2"/>2 <text:s/>12 <text:s text:c="2"/>0 | <text:s text:c="2"/>f = 5</text:p>
      <text:p text:style-name="P1">2 <text:s text:c="2"/>3 <text:s text:c="2"/>0 <text:s text:c="2"/>0 <text:s text:c="2"/>9 <text:s text:c="2"/>2 497 <text:s text:c="2"/>0 <text:s text:c="2"/>3 <text:s text:c="2"/>0 <text:s text:c="2"/>0 | <text:s text:c="2"/>g = 6</text:p>
      <text:p text:style-name="P1">1 <text:s text:c="2"/>4 <text:s text:c="2"/>2 <text:s text:c="2"/>5 <text:s text:c="2"/>6 <text:s text:c="2"/>0 <text:s text:c="2"/>1 472 <text:s/>10 <text:s/>12 <text:s text:c="2"/>0 | <text:s text:c="2"/>h = 7</text:p>
      <text:p text:style-name="P1">2 <text:s/>12 <text:s/>19 <text:s text:c="2"/>5 <text:s text:c="2"/>3 <text:s text:c="2"/>3 <text:s text:c="2"/>4 <text:s text:c="2"/>6 445 <text:s text:c="2"/>7 <text:s text:c="2"/>0 | <text:s text:c="2"/>i = 8</text:p>
      <text:p text:style-name="P1">2 <text:s text:c="2"/>7 <text:s text:c="2"/>5 <text:s/>18 <text:s text:c="2"/>5 <text:s/>10 <text:s text:c="2"/>0 <text:s/>11 <text:s text:c="2"/>4 445 <text:s text:c="2"/>0 | <text:s text:c="2"/>j = 9</text:p>
      <text:p text:style-name="P1">0 <text:s text:c="2"/>0 <text:s text:c="2"/>0 <text:s text:c="2"/>0 <text:s text:c="2"/>0 <text:s text:c="2"/>0 <text:s text:c="2"/>1 <text:s text:c="2"/>0 <text:s text:c="2"/>0 <text:s text:c="2"/>0 <text:s text:c="2"/>0 | <text:s text:c="2"/>k = 6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3T02:56:59.198228318</meta:creation-date>
    <dc:date>2016-12-03T02:57:27.473685217</dc:date>
    <meta:editing-duration>PT28S</meta:editing-duration>
    <meta:editing-cycles>1</meta:editing-cycles>
    <meta:document-statistic meta:table-count="0" meta:image-count="0" meta:object-count="0" meta:page-count="9" meta:paragraph-count="328" meta:word-count="2768" meta:character-count="18166" meta:non-whitespace-character-count="10018"/>
    <meta:generator>LibreOffice/5.2.2.2$Linux_X86_64 LibreOffice_project/20m0$Build-2</meta:generator>
  </office:meta>
</office:document-meta>
</file>